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 office:value-type="float" office:value="-4.04" calcext:value-type="float">
            <text:p>-4.040</text:p>
          </table:table-cell>
          <table:table-cell table:style-name="ce5" office:value-type="float" office:value="0.3048" calcext:value-type="float">
            <text:p>+3.048E-01</text:p>
          </table:table-cell>
          <table:table-cell table:style-name="ce5" office:value-type="float" office:value="-0.0001572" calcext:value-type="float">
            <text:p>-1.572E-04</text:p>
          </table:table-cell>
          <table:table-cell table:style-name="ce5" office:value-type="float" office:value="0.00000003174" calcext:value-type="float">
            <text:p>+3.174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 office:value-type="float" office:value="3.96" calcext:value-type="float">
            <text:p>+3.960</text:p>
          </table:table-cell>
          <table:table-cell table:style-name="ce5" office:value-type="float" office:value="0.3715" calcext:value-type="float">
            <text:p>+3.715E-01</text:p>
          </table:table-cell>
          <table:table-cell table:style-name="ce5" office:value-type="float" office:value="-0.0001834" calcext:value-type="float">
            <text:p>-1.834E-04</text:p>
          </table:table-cell>
          <table:table-cell table:style-name="ce5" office:value-type="float" office:value="0.000000035" calcext:value-type="float">
            <text:p>+3.500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 office:value-type="float" office:value="19" calcext:value-type="float">
            <text:p>+19.000</text:p>
          </table:table-cell>
          <table:table-cell table:style-name="ce5" office:value-type="float" office:value="0.09152" calcext:value-type="float">
            <text:p>+9.152E-02</text:p>
          </table:table-cell>
          <table:table-cell table:style-name="ce5" office:value-type="float" office:value="-0.0000122" calcext:value-type="float">
            <text:p>-1.220E-05</text:p>
          </table:table-cell>
          <table:table-cell table:style-name="ce5" office:value-type="float" office:value="-0.000000008039" calcext:value-type="float">
            <text:p>-8.03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000" calcext:value-type="float">
            <text:p>1000.0</text:p>
          </table:table-cell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 office:value-type="float" office:value="19.9" calcext:value-type="float">
            <text:p>+19.900</text:p>
          </table:table-cell>
          <table:table-cell table:style-name="ce5" office:value-type="float" office:value="0.2096" calcext:value-type="float">
            <text:p>+2.096E-01</text:p>
          </table:table-cell>
          <table:table-cell table:style-name="ce5" office:value-type="float" office:value="-0.0001038" calcext:value-type="float">
            <text:p>-1.038E-04</text:p>
          </table:table-cell>
          <table:table-cell table:style-name="ce5" office:value-type="float" office:value="0.00000002005" calcext:value-type="float">
            <text:p>+2.005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34:24.113433760</dc:date>
    <meta:editing-duration>PT38M34S</meta:editing-duration>
    <meta:editing-cycles>20</meta:editing-cycles>
    <meta:document-statistic meta:table-count="1" meta:cell-count="130" meta:object-count="0"/>
  </office:meta>
</office:document-meta>
</file>